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A6A6A6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fo:color="#A6A6A6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A6A6A6" style:font-name="Times New Roman" style:font-name-asian="Times New Roman" style:font-name-complex="Times New Roman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scri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13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17" style:family="text" style:parent-style-name="Default">
      <style:text-properties fo:color="#A6A6A6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A6A6A6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0" style:family="text" style:parent-style-name="Default">
      <style:text-properties fo:color="#FF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21" style:family="text" style:parent-style-name="Default">
      <style:text-properties fo:color="#FF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21216666666667cm"/>
    </style:style>
    <style:style style:name="co2" style:family="table-column">
      <style:table-column-properties fo:break-before="auto" style:column-width="2.58233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5.75733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75pt" style:use-optimal-row-height="fals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29.4pt" style:use-optimal-row-height="true" fo:break-before="auto"/>
    </style:style>
    <style:style style:name="ro4" style:family="table-row">
      <style:table-row-properties style:row-height="24.6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66.75pt" style:use-optimal-row-height="false" fo:break-before="auto"/>
    </style:style>
    <style:style style:name="ro8" style:family="table-row">
      <style:table-row-properties style:row-height="53.25pt" style:use-optimal-row-height="false" fo:break-before="auto"/>
    </style:style>
    <style:style style:name="ro9" style:family="table-row">
      <style:table-row-properties style:row-height="69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42.9pt" style:use-optimal-row-height="false" fo:break-before="auto"/>
    </style:style>
    <style:style style:name="ro12" style:family="table-row">
      <style:table-row-properties style:row-height="47.4pt" style:use-optimal-row-height="true" fo:break-before="auto"/>
    </style:style>
    <style:style style:name="ro13" style:family="table-row">
      <style:table-row-properties style:row-height="53.4pt" style:use-optimal-row-height="true" fo:break-before="auto"/>
    </style:style>
    <style:style style:name="ro14" style:family="table-row">
      <style:table-row-properties style:row-height="135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column table:style-name="co6" table:number-columns-repeated="767" table:default-cell-style-name="ce1"/>
        <table:table-column table:style-name="co7" table:number-columns-repeated="15361" table:default-cell-style-name="ce1"/>
        <table:table-row table:style-name="ro1">
          <table:table-cell office:value-type="string" table:number-columns-spanned="5" table:number-rows-spanned="1" table:style-name="ce23">
            <text:p><text:span text:style-name="T1">國立臺灣師範大學</text:span><text:span text:style-name="T2"><text:s text:c="9"/></text:span><text:span text:style-name="T1">學年度第</text:span><text:span text:style-name="T2"><text:s text:c="7"/></text:span><text:span text:style-name="T1">學期</text:span></text:p>
            <text:p><text:span text:style-name="T1">學士班特殊教育生預選申請表</text:span><text:span text:style-name="T3"/></text:p>
            <text:p><text:span text:style-name="T4">NTNU Course Pre-Selection Form for Special Education Undergraduate Students</text:span></text:p>
            <text:p><text:span text:style-name="T4">in ________ Semester of <text:s/>______ Academic Year</text:span>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4">
            <text:p><text:span text:style-name="T5">申請日期</text:span><text:s/><text:span text:style-name="T7">Application Date</text:span><text:span text:style-name="T5">：</text:span><text:s text:c="7"/><text:span text:style-name="T5">年</text:span><text:s text:c="4"/><text:span text:style-name="T5">月</text:span><text:s text:c="4"/><text:span text:style-name="T5">日</text:span><text:span text:style-name="T7">(YYY/MM/DD)<text:s/></text:span><text:s text:c="3"/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15">
            <text:p><text:span text:style-name="T5">課程類別</text:span><text:span text:style-name="T5"/></text:p>
            <text:p><text:span text:style-name="T7">Type of Courses</text:span></text:p>
          </table:table-cell>
          <table:covered-table-cell/>
          <table:table-cell office:value-type="string" table:style-name="ce3">
            <text:p><text:span text:style-name="T5">開課序號</text:span><text:span text:style-name="T5"/></text:p>
            <text:p><text:span text:style-name="T7">Serial No.</text:span></text:p>
          </table:table-cell>
          <table:table-cell office:value-type="string" table:style-name="ce3">
            <text:p><text:span text:style-name="T5">科目代碼</text:span><text:span text:style-name="T5"/></text:p>
            <text:p><text:span text:style-name="T7">Course Code</text:span></text:p>
          </table:table-cell>
          <table:table-cell office:value-type="string" table:style-name="ce3">
            <text:p><text:span text:style-name="T5">課程名稱</text:span><text:span text:style-name="T5"/></text:p>
            <text:p><text:span text:style-name="T7">Course Title</text:span></text:p>
          </table:table-cell>
          <table:table-cell table:number-columns-repeated="16379"/>
        </table:table-row>
        <table:table-row table:style-name="ro4">
          <table:table-cell office:value-type="string" table:number-columns-spanned="2" table:number-rows-spanned="3" table:style-name="ce22">
            <text:p><text:span text:style-name="T5">通識課程</text:span></text:p>
            <text:p><text:span text:style-name="T7">Gerenal Education (GE)</text:span></text:p>
          </table:table-cell>
          <table:covered-table-cell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repeated="1637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6">
          <table:covered-table-cell/>
          <table:covered-table-cell/>
          <table:table-cell office:value-type="string" table:number-columns-spanned="2" table:number-rows-spanned="1" table:style-name="ce21">
            <text:p><text:span text:style-name="T9">課程若有</text:span><text:span text:style-name="T8">2</text:span><text:span text:style-name="T9">個以上領域，請填欲認列之領域：</text:span></text:p>
            <text:p><text:span text:style-name="T8">Please fill in the domain you prefer to acknowledge if the course involves more than one domain.</text:span></text:p>
          </table:table-cell>
          <table:covered-table-cell/>
          <table:table-cell table:style-name="ce5"/>
          <table:table-cell table:number-columns-repeated="16379"/>
        </table:table-row>
        <table:table-row table:style-name="ro7">
          <table:table-cell office:value-type="string" table:number-columns-spanned="2" table:number-rows-spanned="1" table:style-name="ce22">
            <text:p><text:span text:style-name="T5">體育課程</text:span></text:p>
            <text:p><text:span text:style-name="T7">General Physical Education (GPE)<text:s/></text:span><text:span text:style-name="T10"/></text:p>
            <text:p><text:span text:style-name="T11">(</text:span><text:span text:style-name="T12">適應體育請洽健康中心登記</text:span><text:span text:style-name="T11">Please check with the Health Center if applying for Adapted Physical Education courses)</text:span></text:p>
          </table:table-cell>
          <table:covered-table-cell/>
          <table:table-cell table:number-columns-repeated="3" table:style-name="ce6"/>
          <table:table-cell table:number-columns-repeated="16379"/>
        </table:table-row>
        <table:table-row table:style-name="ro8">
          <table:table-cell office:value-type="string" table:number-columns-spanned="2" table:number-rows-spanned="1" table:style-name="ce22">
            <text:p><text:span text:style-name="T5">教育學程專業課程</text:span></text:p>
            <text:p><text:span text:style-name="T13">Teacher Education Program (TEP)<text:s/></text:span><text:span text:style-name="T14"/></text:p>
            <text:p><text:span text:style-name="T15">(</text:span><text:span text:style-name="T16">須具備師資培育生資格</text:span></text:p>
            <text:p><text:span text:style-name="T15">Only available for TEP students)</text:span></text:p>
          </table:table-cell>
          <table:covered-table-cell/>
          <table:table-cell table:number-columns-repeated="3" table:style-name="ce6"/>
          <table:table-cell table:number-columns-repeated="16379"/>
        </table:table-row>
        <table:table-row table:style-name="ro9">
          <table:table-cell office:value-type="string" table:number-columns-spanned="2" table:number-rows-spanned="1" table:style-name="ce15">
            <text:p><text:span text:style-name="T5">英文（三）課程</text:span><text:span text:style-name="T5"/></text:p>
            <text:p><text:span text:style-name="T7">English (III)<text:s/></text:span><text:span text:style-name="T10"/></text:p>
            <text:p><text:span text:style-name="T11">(</text:span><text:span text:style-name="T12">須先修畢英文（一）、英文（二）</text:span><text:span text:style-name="T12"/></text:p>
            <text:p><text:span text:style-name="T11">Students are required to complete English (I) and (II) courses)</text:span></text:p>
          </table:table-cell>
          <table:covered-table-cell/>
          <table:table-cell table:number-columns-repeated="3" table:style-name="ce6"/>
          <table:table-cell table:number-columns-repeated="16379"/>
        </table:table-row>
        <table:table-row table:style-name="ro3">
          <table:table-cell office:value-type="string" table:style-name="ce3">
            <text:p><text:span text:style-name="T5">姓名</text:span><text:span text:style-name="T5"/></text:p>
            <text:p><text:span text:style-name="T7">Name</text:span>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<text:span text:style-name="T5">電話</text:span><text:span text:style-name="T5"/></text:p>
            <text:p><text:span text:style-name="T7">Phone No.</text:span></text:p>
          </table:table-cell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<text:span text:style-name="T5">學號</text:span><text:span text:style-name="T5"/></text:p>
            <text:p><text:span text:style-name="T7">Student ID No.</text:span>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<text:span text:style-name="T5">手機</text:span><text:span text:style-name="T5"/></text:p>
            <text:p><text:span text:style-name="T7">Cellphone No.</text:span></text:p>
          </table:table-cell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<text:span text:style-name="T5">系級</text:span><text:span text:style-name="T5"/></text:p>
            <text:p><text:span text:style-name="T7">Department/Grade Level</text:span></text:p>
          </table:table-cell>
          <table:table-cell table:number-columns-spanned="2" table:number-rows-spanned="1" table:style-name="ce16"/>
          <table:covered-table-cell/>
          <table:table-cell office:value-type="string" table:style-name="ce7">
            <text:p>E-mail</text:p>
          </table:table-cell>
          <table:table-cell table:style-name="ce4"/>
          <table:table-cell table:number-columns-repeated="16379"/>
        </table:table-row>
        <table:table-row table:style-name="ro10">
          <table:table-cell office:value-type="string" table:number-columns-spanned="5" table:number-rows-spanned="1" table:style-name="ce18">
            <text:p><text:span text:style-name="T5">會辦單位<text:s/></text:span><text:span text:style-name="T7">Application Process</text:span></text:p>
          </table:table-cell>
          <table:covered-table-cell table:number-columns-repeated="4"/>
          <table:table-cell table:number-columns-repeated="16379"/>
        </table:table-row>
        <table:table-row table:style-name="ro11">
          <table:table-cell office:value-type="string" table:style-name="ce3">
            <text:p><text:span text:style-name="T5">特殊教育中心</text:span><text:span text:style-name="T5"/></text:p>
            <text:p><text:span text:style-name="T7">Special Education Center<text:s text:c="3"/></text:span><text:s text:c="35"/></text:p>
          </table:table-cell>
          <table:table-cell table:number-columns-spanned="4" table:number-rows-spanned="1" table:style-name="ce16"/>
          <table:covered-table-cell table:number-columns-repeated="3"/>
          <table:table-cell table:number-columns-repeated="16379"/>
        </table:table-row>
        <table:table-row table:style-name="ro12">
          <table:table-cell office:value-type="string" table:style-name="ce3">
            <text:p><text:span text:style-name="T5">師資培育課程組</text:span><text:span text:style-name="T5"/></text:p>
            <text:p>Teacher Education Programs</text:p>
          </table:table-cell>
          <table:table-cell office:value-type="string" table:number-columns-spanned="2" table:number-rows-spanned="1" table:style-name="ce19">
            <text:p>(<text:span text:style-name="T18">申請教程課程加會</text:span><text:span text:style-name="T18"/></text:p>
            <text:p>For TEP courses ONLY)</text:p>
          </table:table-cell>
          <table:covered-table-cell/>
          <table:table-cell office:value-type="string" table:style-name="ce3">
            <text:p><text:span text:style-name="T5">共教體育組</text:span><text:span text:style-name="T5"/></text:p>
            <text:p>Physical Education<text:s/></text:p>
          </table:table-cell>
          <table:table-cell office:value-type="string" table:style-name="ce9">
            <text:p>(<text:span text:style-name="T18">申請體育課程加會</text:span><text:span text:style-name="T18"/></text:p>
            <text:p>For GPE courses ONLY)</text:p>
          </table:table-cell>
          <table:table-cell table:number-columns-repeated="16379"/>
        </table:table-row>
        <table:table-row table:style-name="ro12">
          <table:table-cell office:value-type="string" table:style-name="ce3">
            <text:p><text:span text:style-name="T5">通識教育中心</text:span><text:span text:style-name="T5"/></text:p>
            <text:p>Center for General Education</text:p>
          </table:table-cell>
          <table:table-cell office:value-type="string" table:number-columns-spanned="2" table:number-rows-spanned="1" table:style-name="ce19">
            <text:p>(<text:span text:style-name="T18">申請通識課程加會</text:span><text:span text:style-name="T18"/></text:p>
            <text:p>For GE courses ONLY)</text:p>
          </table:table-cell>
          <table:covered-table-cell/>
          <table:table-cell office:value-type="string" table:style-name="ce3">
            <text:p><text:span text:style-name="T5">共教外文組</text:span><text:span text:style-name="T5"/></text:p>
            <text:p>Foreign Language Education Division</text:p>
          </table:table-cell>
          <table:table-cell office:value-type="string" table:style-name="ce8">
            <text:p>(<text:span text:style-name="T18">申請英文（三）加會</text:span><text:span text:style-name="T18"/></text:p>
            <text:p>For English (III) courses ONLY)</text:p>
          </table:table-cell>
          <table:table-cell table:number-columns-repeated="16379"/>
        </table:table-row>
        <table:table-row table:style-name="ro13">
          <table:table-cell office:value-type="string" table:style-name="ce10">
            <text:p><text:span text:style-name="T10">教務處課務組</text:span><text:span text:style-name="T10"/></text:p>
            <text:p>Curriculum Office</text:p>
            <text:p>(Office of Academic Affairs)</text:p>
          </table:table-cell>
          <table:table-cell table:number-columns-spanned="4" table:number-rows-spanned="1" table:style-name="ce16"/>
          <table:covered-table-cell table:number-columns-repeated="3"/>
          <table:table-cell table:number-columns-repeated="16379"/>
        </table:table-row>
        <table:table-row table:style-name="ro14">
          <table:table-cell office:value-type="string" table:number-columns-spanned="5" table:number-rows-spanned="1" table:style-name="ce20">
            <text:p><text:span text:style-name="T12">一、依據本校「學士班特殊教育生選課輔導要點」，學士班特殊教育生得於每學期第一階段選課前預選通識、體育、教育學程與英文（三）課程各</text:span>1<text:span text:style-name="T12">門。</text:span><text:span text:style-name="T12"/></text:p>
            <text:p><text:span text:style-name="T7">According to the Unversity's<text:s/></text:span><text:span text:style-name="T19">Special Education Student Bachelor’s Degree Program Course Selection Guidance Regulations</text:span><text:span text:style-name="T7">, special education students are able to pre-select one course each in General Edcuation, General Physical Education, Teacher Education Program and English (III) before stage 1 course selection every semester.<text:s/></text:span><text:span text:style-name="T12"/></text:p>
            <text:p><text:span text:style-name="T12">二、申請人請以正楷填妥本表後，送交特殊教育中心核章彙整。</text:span><text:span text:style-name="T12"/></text:p>
            <text:p><text:span text:style-name="T7">Please submit this form to the Special Education Center after completing the form in block letters.</text:span><text:span text:style-name="T12"/></text:p>
            <text:p><text:span text:style-name="T20">三、受理時間：請參照教務處網站／選課／「日間學制學、碩、博」公告時間辦理。</text:span><text:span text:style-name="T20"/></text:p>
            <text:p><text:span text:style-name="T21">Application dates: Please see announcements in the Undergraduate and Graduate Students section under Course Selection page of the Office of Academic Affairs website.</text:span></text:p>
          </table:table-cell>
          <table:covered-table-cell table:number-columns-repeated="4"/>
          <table:table-cell table:number-columns-repeated="16379"/>
        </table:table-row>
        <table:table-row table:style-name="ro15">
          <table:table-cell table:number-columns-repeated="4" table:style-name="ce11"/>
          <table:table-cell office:value-type="string" table:style-name="ce12">
            <text:p><text:s text:c="31"/>20220815<text:span text:style-name="T9">版</text:span>Ver.</text:p>
          </table:table-cell>
          <table:table-cell table:number-columns-repeated="16379"/>
        </table:table-row>
        <table:table-row table:number-rows-repeated="1048557" table:style-name="ro15">
          <table:table-cell table:number-columns-repeated="16384"/>
        </table:table-row>
        <table:named-expressions>
          <table:named-range table:name="Print_Area" table:cell-range-address="CNEN.$A$1:CNEN.$E$19" table:base-cell-address="CNE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75590551181102in" fo:margin-left="0.590551181102362in" fo:margin-right="0.590551181102362in" style:print-orientation="portrait" style:print-page-order="ltr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7</meta:generator>
    <meta:initial-creator>wisteria</meta:initial-creator>
    <dc:creator>USER</dc:creator>
    <meta:creation-date>2013-09-04T08:35:22Z</meta:creation-date>
    <dc:date>2022-08-16T02:43:55Z</dc:date>
    <meta:print-date>2022-08-15T07:51:41Z</meta:print-date>
    <meta:editing-cycles>3</meta:editing-cycles>
    <meta:editing-duration>PT292S</meta:editing-duration>
  </office:meta>
</office:document-meta>
</file>